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move some of the special case handling (names, for example) in OscarParser to the oscar_given_to.sh script</text:p>
          </table:table-cell>
          <table:table-cell table:style-name="Default"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08/19/2011</text:date>, <text:time>10:2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19T10:23:00</dc:date>
    <meta:editing-duration>PT19H51M16S</meta:editing-duration>
    <meta:editing-cycles>81</meta:editing-cycles>
    <meta:generator>OpenOffice.org/3.2$Unix OpenOffice.org_project/320m12$Build-9483</meta:generator>
    <dc:creator>Tyler Hayes</dc:creator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